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color="#81d41a" loext:opacity="100%" style:font-name="Iosevka NF" fo:font-size="2pt" style:font-size-asian="2pt" style:font-size-complex="2pt"/>
    </style:style>
    <style:style style:name="P2" style:family="paragraph" style:parent-style-name="Standard">
      <style:text-properties fo:color="#81d41a" loext:opacity="100%" style:font-name="Iosevka NF" fo:font-size="2pt" officeooo:rsid="002153df" officeooo:paragraph-rsid="002153df" style:font-size-asian="2pt" style:font-size-complex="2pt"/>
    </style:style>
    <style:style style:name="P3" style:family="paragraph" style:parent-style-name="Standard">
      <style:text-properties fo:color="#81d41a" loext:opacity="100%" style:font-name="Iosevka NF" fo:font-size="2pt" officeooo:rsid="00189b00" officeooo:paragraph-rsid="00189b00" style:font-size-asian="2pt" style:font-size-complex="2pt"/>
    </style:style>
    <style:style style:name="P4" style:family="paragraph" style:parent-style-name="Standard">
      <style:text-properties fo:color="#81d41a" loext:opacity="100%" style:font-name="Iosevka NF" fo:font-size="2pt" officeooo:rsid="0015e7c3" officeooo:paragraph-rsid="0015e7c3" style:font-size-asian="2pt" style:font-size-complex="2pt"/>
    </style:style>
    <style:style style:name="P5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paragraph-rsid="0015e7c3" style:font-size-asian="2pt" style:font-size-complex="2pt"/>
    </style:style>
    <style:style style:name="P6" style:family="paragraph" style:parent-style-name="Standard">
      <style:text-properties style:font-name="Iosevka NF" fo:font-size="2pt" style:font-size-asian="2pt" style:font-size-complex="2pt"/>
    </style:style>
    <style:style style:name="P7" style:family="paragraph" style:parent-style-name="Standard">
      <style:text-properties fo:color="#ffa6a6" loext:opacity="100%" style:font-name="Iosevka NF" fo:font-size="2pt" style:font-size-asian="2pt" style:font-size-complex="2pt"/>
    </style:style>
    <style:style style:name="P8" style:family="paragraph" style:parent-style-name="Standard">
      <style:text-properties fo:color="#ffa6a6" loext:opacity="100%" style:font-name="Iosevka NF" fo:font-size="2pt" officeooo:rsid="000ca9ac" officeooo:paragraph-rsid="000ca9ac" style:font-size-asian="2pt" style:font-size-complex="2pt"/>
    </style:style>
    <style:style style:name="P9" style:family="paragraph" style:parent-style-name="Standard">
      <style:text-properties fo:color="#ffa6a6" loext:opacity="100%" style:font-name="Iosevka NF" fo:font-size="2pt" officeooo:rsid="0015e7c3" officeooo:paragraph-rsid="0015e7c3" style:font-size-asian="2pt" style:font-size-complex="2pt"/>
    </style:style>
    <style:style style:name="P10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279562" officeooo:paragraph-rsid="00279562" style:font-size-asian="2pt" style:font-size-complex="2pt"/>
    </style:style>
    <style:style style:name="P11" style:family="paragraph" style:parent-style-name="Standard">
      <style:text-properties fo:color="#6b5e9b" loext:opacity="100%" style:font-name="Iosevka NF" fo:font-size="2pt" officeooo:rsid="0015e7c3" officeooo:paragraph-rsid="000ca9ac" style:font-size-asian="2pt" style:font-size-complex="2pt"/>
    </style:style>
    <style:style style:name="P12" style:family="paragraph" style:parent-style-name="Standard">
      <style:text-properties fo:color="#6b5e9b" loext:opacity="100%" style:font-name="Iosevka NF" fo:font-size="2pt" officeooo:rsid="0015e7c3" officeooo:paragraph-rsid="0015e7c3" style:font-size-asian="2pt" style:font-size-complex="2pt"/>
    </style:style>
    <style:style style:name="P13" style:family="paragraph" style:parent-style-name="Standard">
      <style:text-properties fo:color="#bf0041" loext:opacity="100%" style:font-name="Iosevka NF" fo:font-size="2pt" style:font-size-asian="2pt" style:font-size-complex="2pt"/>
    </style:style>
    <style:style style:name="P14" style:family="paragraph" style:parent-style-name="Standard">
      <style:text-properties fo:color="#bf0041" loext:opacity="100%" style:font-name="Iosevka NF" fo:font-size="2pt" officeooo:rsid="0015e7c3" officeooo:paragraph-rsid="0015e7c3" style:font-size-asian="2pt" style:font-size-complex="2pt"/>
    </style:style>
    <style:style style:name="P15" style:family="paragraph" style:parent-style-name="Standard">
      <style:paragraph-properties fo:text-align="start" style:justify-single-word="false"/>
      <style:text-properties fo:color="#bf0041" loext:opacity="100%" style:font-name="Iosevka NF" fo:font-size="2pt" officeooo:paragraph-rsid="001cbd33" style:font-size-asian="2pt" style:font-size-complex="2pt"/>
    </style:style>
    <style:style style:name="P16" style:family="paragraph" style:parent-style-name="Standard">
      <style:paragraph-properties fo:text-align="start" style:justify-single-word="false"/>
      <style:text-properties fo:color="#5eb91e" loext:opacity="100%" style:font-name="Iosevka NF" fo:font-size="2pt" officeooo:paragraph-rsid="0015e7c3" style:font-size-asian="2pt" style:font-size-complex="2pt"/>
    </style:style>
    <style:style style:name="P17" style:family="paragraph" style:parent-style-name="Standard">
      <style:paragraph-properties fo:text-align="start" style:justify-single-word="false"/>
      <style:text-properties fo:color="#5eb91e" loext:opacity="100%" style:font-name="Iosevka NF" fo:font-size="2pt" officeooo:paragraph-rsid="001cbd33" style:font-size-asian="2pt" style:font-size-complex="2pt"/>
    </style:style>
    <style:style style:name="P18" style:family="paragraph" style:parent-style-name="Standard">
      <style:text-properties fo:color="#ff8000" loext:opacity="100%" style:font-name="Iosevka NF" fo:font-size="2pt" style:font-size-asian="2pt" style:font-size-complex="2pt"/>
    </style:style>
    <style:style style:name="P19" style:family="paragraph" style:parent-style-name="Standard">
      <style:text-properties fo:color="#ffff00" loext:opacity="100%" style:font-name="Iosevka NF" fo:font-size="2pt" style:font-size-asian="2pt" style:font-size-complex="2pt"/>
    </style:style>
    <style:style style:name="P20" style:family="paragraph" style:parent-style-name="Standard">
      <style:text-properties fo:color="#2a6099" loext:opacity="100%" style:font-name="Iosevka NF" fo:font-size="2pt" style:font-size-asian="2pt" style:font-size-complex="2pt"/>
    </style:style>
    <style:style style:name="P21" style:family="paragraph" style:parent-style-name="Standard">
      <style:text-properties fo:color="#55308d" loext:opacity="100%" style:font-name="Iosevka NF" fo:font-size="2pt" style:font-size-asian="2pt" style:font-size-complex="2pt"/>
    </style:style>
    <style:style style:name="P22" style:family="paragraph" style:parent-style-name="Standard">
      <style:text-properties fo:color="#780373" loext:opacity="100%" style:font-name="Iosevka NF" fo:font-size="2pt" style:font-size-asian="2pt" style:font-size-complex="2pt"/>
    </style:style>
    <style:style style:name="P23" style:family="paragraph" style:parent-style-name="Standard">
      <style:text-properties fo:color="#780373" loext:opacity="100%" style:font-name="Iosevka NF" fo:font-size="2pt" officeooo:paragraph-rsid="000e8864" style:font-size-asian="2pt" style:font-size-complex="2pt"/>
    </style:style>
    <style:style style:name="P24" style:family="paragraph" style:parent-style-name="Standard">
      <style:text-properties fo:color="#780373" loext:opacity="100%" style:font-name="Iosevka NF" fo:font-size="2pt" fo:background-color="transparent" style:font-size-asian="2pt" style:font-size-complex="2pt"/>
    </style:style>
    <style:style style:name="P25" style:family="paragraph" style:parent-style-name="Standard">
      <style:text-properties fo:color="#ffbf00" loext:opacity="100%" style:font-name="Iosevka NF" fo:font-size="2pt" style:font-size-asian="2pt" style:font-size-complex="2pt"/>
    </style:style>
    <style:style style:name="P26" style:family="paragraph" style:parent-style-name="Standard">
      <style:text-properties fo:color="#ffbf00" loext:opacity="100%" style:font-name="Iosevka NF" fo:font-size="2pt" officeooo:paragraph-rsid="000e8864" style:font-size-asian="2pt" style:font-size-complex="2pt"/>
    </style:style>
    <style:style style:name="P27" style:family="paragraph" style:parent-style-name="Standard">
      <style:text-properties fo:color="#800080" loext:opacity="100%" style:font-name="Iosevka NF" fo:font-size="2pt" style:font-size-asian="2pt" style:font-size-complex="2pt"/>
    </style:style>
    <style:style style:name="P28" style:family="paragraph" style:parent-style-name="Standard">
      <style:text-properties fo:color="#383d3c" loext:opacity="100%" style:font-name="Iosevka NF" fo:font-size="2pt" style:font-size-asian="2pt" style:font-size-complex="2pt"/>
    </style:style>
    <style:style style:name="P29" style:family="paragraph" style:parent-style-name="Standard">
      <style:text-properties fo:color="#383d3c" loext:opacity="100%" style:font-name="Iosevka NF" fo:font-size="2pt" fo:background-color="transparent" style:font-size-asian="2pt" style:font-size-complex="2pt"/>
    </style:style>
    <style:style style:name="P30" style:family="paragraph" style:parent-style-name="Standard">
      <style:text-properties fo:color="#81d41a" loext:opacity="100%" style:font-name="Iosevka NF" fo:font-size="2pt" officeooo:rsid="0015e7c3" officeooo:paragraph-rsid="0015e7c3" style:font-size-asian="2pt" style:font-size-complex="2pt"/>
    </style:style>
    <style:style style:name="P31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1d8a1e" officeooo:paragraph-rsid="001d8a1e" style:font-size-asian="2pt" style:font-size-complex="2pt"/>
    </style:style>
    <style:style style:name="P32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paragraph-rsid="0015e7c3" style:font-size-asian="2pt" style:font-size-complex="2pt"/>
    </style:style>
    <style:style style:name="P33" style:family="paragraph" style:parent-style-name="Standard">
      <style:text-properties fo:color="#ffa6a6" loext:opacity="100%" style:font-name="Iosevka NF" fo:font-size="2pt" officeooo:rsid="0015e7c3" officeooo:paragraph-rsid="0015e7c3" style:font-size-asian="2pt" style:font-size-complex="2pt"/>
    </style:style>
    <style:style style:name="T1" style:family="text">
      <style:text-properties fo:color="#bf0041" loext:opacity="100%"/>
    </style:style>
    <style:style style:name="T2" style:family="text">
      <style:text-properties officeooo:rsid="000e8864"/>
    </style:style>
    <style:style style:name="T3" style:family="text">
      <style:text-properties officeooo:rsid="00132a47"/>
    </style:style>
    <style:style style:name="T4" style:family="text">
      <style:text-properties officeooo:rsid="002153df"/>
    </style:style>
    <style:style style:name="T5" style:family="text">
      <style:text-properties officeooo:rsid="0024b821"/>
    </style:style>
    <style:style style:name="T6" style:family="text">
      <style:text-properties officeooo:rsid="00297329"/>
    </style:style>
    <style:style style:name="T7" style:family="text">
      <style:text-properties officeooo:rsid="00308aa1"/>
    </style:style>
    <style:style style:name="T8" style:family="text">
      <style:text-properties officeooo:rsid="0033e76e"/>
    </style:style>
    <style:style style:name="T9" style:family="text">
      <style:text-properties officeooo:rsid="0037d0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----- <text:span text:style-name="T7">1 time purchaces, only to be bought again should I iten break or be lost.</text:span></text:p>
      <text:p text:style-name="P27">----- <text:span text:style-name="T7">things my mom/dad already buys that doesn’t have a significant enough impact on my ideal lifestyle.</text:span></text:p>
      <text:p text:style-name="P13">----- <text:span text:style-name="T7">recurring monthly expences, some may be longer than a month but still.</text:span></text:p>
      <text:p text:style-name="P7">----- <text:span text:style-name="T7">items or services im already paying/</text:span><text:span text:style-name="T8">paid</text:span><text:span text:style-name="T7"> for.</text:span></text:p>
      <text:p text:style-name="P18"/>
      <text:p text:style-name="P18"/>
      <text:p text:style-name="P18"/>
      <text:p text:style-name="P18">Morning - 1 Hour 15 Minutes</text:p>
      <text:p text:style-name="P6"/>
      <text:p text:style-name="P6"><text:s text:c="4"/>Stretch | 5 Minutes</text:p>
      <text:p text:style-name="P6"/>
      <text:p text:style-name="P6"><text:s text:c="4"/>Workout | 30 Minutes</text:p>
      <text:p text:style-name="P1"><text:s text:c="8"/>- 5 Pound Dumbell</text:p>
      <text:p text:style-name="P1"><text:s text:c="8"/>- Resistance Band</text:p>
      <text:p text:style-name="P6"><text:s text:c="4"/></text:p>
      <text:p text:style-name="P6"><text:s text:c="4"/>#1 &amp; #2 | 5 Minutes</text:p>
      <text:p text:style-name="P22"><text:s text:c="36"/>- Toilet Paper</text:p>
      <text:p text:style-name="P22"><text:s text:c="36"/>- Hand Soap</text:p>
      <text:p text:style-name="P25"><text:s text:c="8"/>- Hand Towel</text:p>
      <text:p text:style-name="P6"/>
      <text:p text:style-name="P6"><text:s text:c="4"/>Shower | 10 Minutes</text:p>
      <text:p text:style-name="P6"><text:s text:c="31"/><text:span text:style-name="T1"><text:s text:c="5"/>- Hair Conditioner</text:span></text:p>
      <text:p text:style-name="P13"><text:s text:c="36"/>- Facial Cleanser</text:p>
      <text:p text:style-name="P13"><text:s text:c="36"/>- Body Wash</text:p>
      <text:p text:style-name="P1"><text:s text:c="8"/>- Scrubber</text:p>
      <text:p text:style-name="P25"><text:s text:c="8"/>- Body Towel</text:p>
      <text:p text:style-name="P6"/>
      <text:p text:style-name="P6"><text:s text:c="4"/>Skin | 5 Minutes</text:p>
      <text:p text:style-name="P6"><text:s text:c="35"/><text:span text:style-name="T1"><text:s/>- Moisterizer</text:span></text:p>
      <text:p text:style-name="P13"><text:s text:c="36"/>- Chap Stick</text:p>
      <text:p text:style-name="P13"><text:s text:c="36"/>- Deorderant</text:p>
      <text:p text:style-name="P6"/>
      <text:p text:style-name="P6"><text:s text:c="4"/>Hair | 5 Minutes</text:p>
      <text:p text:style-name="P6"><text:s text:c="34"/><text:span text:style-name="T1"><text:s text:c="2"/>- Wax Strips</text:span></text:p>
      <text:p text:style-name="P6"/>
      <text:p text:style-name="P6"><text:s text:c="4"/>Nails | 5 Minutes</text:p>
      <text:p text:style-name="P1"><text:s text:c="8"/>- Nail Clippers</text:p>
      <text:p text:style-name="P6"/>
      <text:p text:style-name="P6"><text:s text:c="4"/>Oral | 5 Minutes</text:p>
      <text:p text:style-name="P6"><text:s text:c="34"/><text:span text:style-name="T1"><text:s text:c="2"/>- Tooth Paste</text:span></text:p>
      <text:p text:style-name="P13"><text:s text:c="36"/>- Tooth Brush</text:p>
      <text:p text:style-name="P13"><text:s text:c="36"/>- Floss</text:p>
      <text:p text:style-name="P1"><text:s text:c="8"/>- Tounge Scrapper</text:p>
      <text:p text:style-name="P6"><text:s text:c="33"/><text:span text:style-name="T1"><text:s text:c="3"/>- Mouth Wash</text:span></text:p>
      <text:p text:style-name="P13"><text:s text:c="36"/>- Whitening Strips</text:p>
      <text:p text:style-name="P6"/>
      <text:p text:style-name="P6"><text:s text:c="4"/>Get Dressed | 5 Minutes</text:p>
      <text:p text:style-name="P28"><text:s text:c="8"/>- <text:span text:style-name="T3">Sunglasses</text:span></text:p>
      <text:p text:style-name="P29"><text:s text:c="8"/>- Hoodie</text:p>
      <text:p text:style-name="P29"><text:s text:c="8"/>- Underwear</text:p>
      <text:p text:style-name="P29"><text:s text:c="8"/>- Pant</text:p>
      <text:p text:style-name="P29"><text:s text:c="8"/>- Short</text:p>
      <text:p text:style-name="P29"><text:s text:c="8"/>- <text:span text:style-name="T9">Skirt</text:span></text:p>
      <text:p text:style-name="P29"><text:s text:c="8"/>- Socks</text:p>
      <text:p text:style-name="P29"><text:s text:c="8"/>- Shoes</text:p>
      <text:p text:style-name="P23"><text:s text:c="36"/>- <text:span text:style-name="T2">Tissue</text:span></text:p>
      <text:p text:style-name="P6"/>
      <text:p text:style-name="P19">Afternoon - 9 Hours 15 Minutes </text:p>
      <text:p text:style-name="P6"/>
      <text:p text:style-name="P6"><text:s text:c="4"/>Leave | 20 Minutes</text:p>
      <text:p text:style-name="P7"><text:s text:c="36"/>- Gasoline</text:p>
      <text:p text:style-name="P24"><text:s text:c="36"/>- Car Insurance</text:p>
      <text:p text:style-name="P6"><text:s text:c="4"/>Work | 8 Hours</text:p>
      <text:p text:style-name="P6"><text:s text:c="4"/></text:p>
      <text:p text:style-name="P6"><text:s text:c="4"/>Return | 20 Minutes</text:p>
      <text:p text:style-name="P6"><text:s text:c="4"/></text:p>
      <text:p text:style-name="P6"><text:s text:c="4"/>Cook | 10 Minutes</text:p>
      <text:p text:style-name="P1"><text:s text:c="8"/>- Cast Iron Skillet</text:p>
      <text:p text:style-name="P13"><text:s text:c="36"/>- Ground Beef</text:p>
      <text:p text:style-name="P13"><text:s text:c="36"/>- Salt</text:p>
      <text:p text:style-name="P13"><text:s text:c="36"/>- Butter</text:p>
      <text:p text:style-name="P13"><text:s text:c="36"/>- Electrolights</text:p>
      <text:p text:style-name="P6"/>
      <text:p text:style-name="P6"><text:s text:c="4"/>Eat | 15 Minutes</text:p>
      <text:p text:style-name="P1"><text:s text:c="8"/>- Spoo<text:span text:style-name="T5">n/Fork/</text:span>Knife</text:p>
      <text:p text:style-name="P1"><text:s text:c="8"/>- Napkin</text:p>
      <text:p text:style-name="P1"><text:s text:c="8"/>- Water Bottle</text:p>
      <text:p text:style-name="P6"/>
      <text:p text:style-name="P6"><text:s text:c="4"/>Clean | 10 Minutes</text:p>
      <text:p text:style-name="P22"><text:s text:c="36"/>- <text:span text:style-name="T6">Trash</text:span> Bags</text:p>
      <text:p text:style-name="P13"><text:s text:c="36"/>- Dish Soap</text:p>
      <text:p text:style-name="P13"><text:s text:c="36"/>- Sponge</text:p>
      <text:p text:style-name="P26"><text:s text:c="8"/>- <text:span text:style-name="T2">Dish Towel</text:span></text:p>
      <text:p text:style-name="P6"/>
      <text:p text:style-name="P20">Evening - 5 Hours</text:p>
      <text:p text:style-name="P6"/>
      <text:p text:style-name="P6"><text:s text:c="4"/>Study | 5 Hours</text:p>
      <text:p text:style-name="P28"><text:s text:c="8"/>- <text:span text:style-name="T4">Hardware Wallet</text:span></text:p>
      <text:p text:style-name="P28"><text:s text:c="8"/>- <text:span text:style-name="T4">Router</text:span></text:p>
      <text:p text:style-name="P29"><text:s text:c="8"/>- PC</text:p>
      <text:p text:style-name="P29"><text:s text:c="8"/>- Phone</text:p>
      <text:p text:style-name="P22"><text:s text:c="36"/>- Cellular Data Service</text:p>
      <text:p text:style-name="P7"><text:s text:c="36"/>- WIFI Service</text:p>
      <text:p text:style-name="P6"/>
      <text:p text:style-name="P21">Night - 30 Minutes</text:p>
      <text:p text:style-name="P6"/>
      <text:p text:style-name="P6"><text:s text:c="4"/>Wash Clothes | 10 Minutes</text:p>
      <text:p text:style-name="P6"><text:s text:c="33"/><text:span text:style-name="T1"><text:s text:c="3"/>- Laundry Soap</text:span></text:p>
      <text:p text:style-name="P6"/>
      <text:p text:style-name="P6"><text:s text:c="4"/>Journal | 10 Minutes</text:p>
      <text:p text:style-name="P6"><text:s text:c="35"/><text:span text:style-name="T1"><text:s/>- Notebook</text:span></text:p>
      <text:p text:style-name="P13"><text:s text:c="36"/>- Pen</text:p>
      <text:p text:style-name="P6"/>
      <text:p text:style-name="P6"><text:s text:c="4"/>Meditate | 10 Minutes</text:p>
      <text:p text:style-name="P1"><text:s text:c="8"/>- Eye Shade</text:p>
      <text:p text:style-name="P1"><text:s text:c="8"/>- Ear Plugs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o, I have a monthly budget of around $2,000. Currently I have about $4,500 in savings. My current goal is to buy everything on the list. Every 1 time purchase for Workout, #1 &amp; #2, Shower, Skin, Hair, Nails, Oral should be under $100. As for the recurring purchases I estimate $200. The clothes is difficult because of the matter of merino wool or cotton clothes. Regardless. The budget is less than $1,000. Merino wool was $600.</text:p>
      <text:p text:style-name="P11"/>
      <text:p text:style-name="P2">insta360 4x</text:p>
      <text:p text:style-name="P3">2tb micro sd card</text:p>
      <text:p text:style-name="P4">solar panel</text:p>
      <text:p text:style-name="P4">power bank</text:p>
      <text:p text:style-name="P12"/>
      <text:p text:style-name="P4">pocketrocket</text:p>
      <text:p text:style-name="P14">camping propane tank</text:p>
      <text:p text:style-name="P14">water filter</text:p>
      <text:p text:style-name="P12"/>
      <text:p text:style-name="P14">sunscreen</text:p>
      <text:p text:style-name="P14">bug bite cream</text:p>
      <text:p text:style-name="P12"/>
      <text:p text:style-name="P4">quilt</text:p>
      <text:p text:style-name="P4">sleeping mat</text:p>
      <text:p text:style-name="P4">tarp</text:p>
      <text:p text:style-name="P4">hammock</text:p>
      <text:p text:style-name="P4">pillow</text:p>
      <text:p text:style-name="P4"/>
      <text:p text:style-name="P4">knife</text:p>
      <text:p text:style-name="P4">gun</text:p>
      <text:p text:style-name="P14">first aid kit</text:p>
      <text:p text:style-name="P4">dry bags</text:p>
      <text:p text:style-name="P4">headlamp</text:p>
      <text:p text:style-name="P4">backpack</text:p>
      <text:p text:style-name="P9"/>
      <text:p text:style-name="P9"/>
      <text:p text:style-name="P9"/>
      <text:p text:style-name="P5">CPU | </text:p>
      <text:p text:style-name="P5">GPU 1 | </text:p>
      <text:p text:style-name="P5">GPU 2 | </text:p>
      <text:p text:style-name="P5">RAM | </text:p>
      <text:p text:style-name="P5">SSD 1 | </text:p>
      <text:p text:style-name="P5">SSD 2 | </text:p>
      <text:p text:style-name="P5">Mother Board | </text:p>
      <text:p text:style-name="P5">Case | </text:p>
      <text:p text:style-name="P5">Cooler | </text:p>
      <text:p text:style-name="P5">Camera | </text:p>
      <text:p text:style-name="P5">Microphone | </text:p>
      <text:p text:style-name="P5">Headphones | </text:p>
      <text:p text:style-name="P5">Speaker 1 | </text:p>
      <text:p text:style-name="P5">Speaker 2 | </text:p>
      <text:p text:style-name="P5">Keyboard | </text:p>
      <text:p text:style-name="P5">Mouse | </text:p>
      <text:p text:style-name="P5">Monitor 1 | </text:p>
      <text:p text:style-name="P5">Monitor 2 | </text:p>
      <text:p text:style-name="P5">Monitor 3 | </text:p>
      <text:p text:style-name="P5">Desk | </text:p>
      <text:p text:style-name="P31">Chair | </text:p>
      <text:p text:style-name="P16"/>
      <text:p text:style-name="P17">Sex</text:p>
      <text:p text:style-name="P17">1. Dildo</text:p>
      <text:p text:style-name="P17">2. Butt Plug</text:p>
      <text:p text:style-name="P17">3. Vibrator</text:p>
      <text:p text:style-name="P17">4. Cock Ring</text:p>
      <text:p text:style-name="P17">5. Pocket Pussy</text:p>
      <text:p text:style-name="P17">6. Pocket Bussy</text:p>
      <text:p text:style-name="P17">7. Pocket Mouth</text:p>
      <text:p text:style-name="P15">8. Lube</text:p>
      <text:p text:style-name="P17">9. Douche</text:p>
      <text:p text:style-name="P17">10. Sex Machine</text:p>
      <text:p text:style-name="P17"/>
      <text:p text:style-name="P17">Weed</text:p>
      <text:p text:style-name="P15">1. Sativa - 1 Ounce</text:p>
      <text:p text:style-name="P15">2. Indica - 1 Ounce</text:p>
      <text:p text:style-name="P15">3. Hybrid - 1 Ounce</text:p>
      <text:p text:style-name="P17">4. Vape 1 - Mighty +</text:p>
      <text:p text:style-name="P17">5. Vape 2 - Tinymight 2</text:p>
      <text:p text:style-name="P17">6. Vape 3 - Solo III</text:p>
      <text:p text:style-name="P17">7. Bong</text:p>
      <text:p text:style-name="P17">8. Grinder</text:p>
      <text:p text:style-name="P17">9. 4 Jars</text:p>
      <text:p text:style-name="P17"/>
      <text:p text:style-name="P17"/>
      <text:p text:style-name="P10">So I just did some calculations. Just using basic ass generic no reasearched backed products from amazon, searching of all the items on the first page, I come to find the green items cost $268. The red costing $318. now. Spending 300 for all the equipment needed to finally clear more headway into getting onto the perfect schedual. Is great. Now. Because everything I searched for was generic and or perhaps things my mom already buys for teveryone. Examples being. Toilet paper and trash bags. Regardless. This is awesom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07:59:41.953384875</meta:creation-date>
    <dc:date>2024-07-17T17:49:22.680497900</dc:date>
    <meta:editing-duration>PT8H6M59S</meta:editing-duration>
    <meta:editing-cycles>23</meta:editing-cycles>
    <meta:generator>LibreOffice/7.6.7.2$Linux_X86_64 LibreOffice_project/60$Build-2</meta:generator>
    <meta:document-statistic meta:table-count="0" meta:image-count="0" meta:object-count="0" meta:page-count="1" meta:paragraph-count="149" meta:word-count="618" meta:character-count="4367" meta:non-whitespace-character-count="2532"/>
  </office:meta>
</office:document-meta>
</file>